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Courier New"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Courier New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Courier New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8pt" style:font-size-asian="8pt" style:font-size-complex="8pt"/>
    </style:style>
    <style:style style:name="P7" style:family="paragraph" style:parent-style-name="Standard">
      <style:text-properties style:font-name="Courier New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ENIC REPUBLIC</text:p>
      <text:p text:style-name="P1">NATIONAL TECHNICAL UNIVERSITY OF ATHENS</text:p>
      <text:p text:style-name="P1">SCHOOL OF ELECTRICAL AND COMPUTER ENGINEERING</text:p>
      <text:p text:style-name="P6">Tel: 2107722224 Fax: 2107722397</text:p>
      <text:p text:style-name="P2"></text:p>
      <text:p text:style-name="P5">Protocol Number: 2422</text:p>
      <text:p text:style-name="P5">Stamp Number <text:s text:c="2"/>: <text:s/>398</text:p>
      <text:p text:style-name="P2"></text:p>
      <text:p text:style-name="P4">C E R T I F I C A T E</text:p>
      <text:p text:style-name="P2"></text:p>
      <text:p text:style-name="P2">It is certified that, according to the school's records the following</text:p>
      <text:p text:style-name="P2">individual:</text:p>
      <text:p text:style-name="P2"></text:p>
      <text:p text:style-name="P7">SURNAME <text:s text:c="22"/>:PERDIKEAS</text:p>
      <text:p text:style-name="P7">NAME <text:s text:c="25"/>:MENELAOS</text:p>
      <text:p text:style-name="P7">FATHER'S NAME <text:s text:c="16"/>:KONSTANTINOS</text:p>
      <text:p text:style-name="P7">DATE OF BIRTH <text:s text:c="16"/>:24/12/1974</text:p>
      <text:p text:style-name="P7">DOCTORAL STUDENTS REG. NUMBER :030000862</text:p>
      <text:p text:style-name="P7">DATE OF FIRST ENROLLMENT <text:s text:c="5"/>:22/01/1998</text:p>
      <text:p text:style-name="P7">GRADUATE OF <text:s text:c="18"/>:COMP. ENGIN. &amp; INFORMATICS, UNIV. OF PATRAS</text:p>
      <text:p text:style-name="P2"></text:p>
      <text:p text:style-name="P2">After having successfully concluded all legally mandated tests and after having satisfied all his obligations was awarded by the school's General Assembly on 12/07/2001 a Ph.D. diploma.</text:p>
      <text:p text:style-name="P2"></text:p>
      <text:p text:style-name="P2">His Ph.D dissertation was conducted in the Division of Information Transmission Systems and Material Technology in the following thematic area as decided by the School's General Assembly on 22/01/1998:</text:p>
      <text:p text:style-name="P2"></text:p>
      <text:p text:style-name="P2">"Distributed Processing Technologies for Unified Provision of Telecommunications and Internet Services"</text:p>
      <text:p text:style-name="P2"></text:p>
      <text:p text:style-name="P2">The aforesaid successfully defended his dissertation thesis on 15/06/2001 in front of the appointed commitee of seven (7) members.</text:p>
      <text:p text:style-name="P2"></text:p>
      <text:p text:style-name="P2">Mr. Menelaos Perdikeas successfully concluded all courses forseen by the school's regulation for postgraduate studies:</text:p>
      <text:p text:style-name="P2"></text:p>
      <text:p text:style-name="P2">Subject <text:s text:c="41"/>Grade [max: 10]----------------------------------------------------------------</text:p>
      <text:p text:style-name="P2">Object Oriented methods of Software Development | <text:s text:c="12"/>10 </text:p>
      <text:p text:style-name="P2">Object Oriented Databases <text:s text:c="22"/>| <text:s text:c="12"/>10 </text:p>
      <text:p text:style-name="P2">Network Programming <text:s text:c="28"/>| <text:s text:c="12"/>10 </text:p>
      <text:p text:style-name="P2">Service Design in Multimedia Networking <text:s text:c="8"/>| <text:s text:c="12"/>10 </text:p>
      <text:p text:style-name="P2">Traffic Theory in Telecommunications <text:s text:c="11"/>| <text:s text:c="13"/>9 </text:p>
      <text:p text:style-name="P2">ATM Broadband Networks <text:s text:c="25"/>| <text:s text:c="12"/>10 </text:p>
      <text:p text:style-name="P2"></text:p>
      <text:p text:style-name="P2">Grade Point Average: 9.83 (Excellent)</text:p>
      <text:p text:style-name="P2"></text:p>
      <text:p text:style-name="P2">The original Ph.D diploma is numbered: 1438.</text:p>
      <text:p text:style-name="P2">This certificate is provided for all uses.</text:p>
      <text:p text:style-name="P2"></text:p>
      <text:p text:style-name="P3">Athens, 19/05/2016</text:p>
      <text:p text:style-name="P3">The Dean of the School</text:p>
      <text:p text:style-name="P3">Dimitrios Tsamakis</text:p>
      <text:p text:style-name="P3">(stamp &amp; signatu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elaus </meta:initial-creator>
    <meta:creation-date>2016-05-21T07:43:16</meta:creation-date>
    <dc:date>2016-05-21T07:49:19</dc:date>
    <dc:creator>Menelaus </dc:creator>
    <meta:editing-duration>PT3M55S</meta:editing-duration>
    <meta:editing-cycles>9</meta:editing-cycles>
    <meta:generator>LibreOffice/3.5$Linux_x86 LibreOffice_project/350m1$Build-2</meta:generator>
    <meta:document-statistic meta:table-count="0" meta:image-count="0" meta:object-count="0" meta:page-count="1" meta:paragraph-count="48" meta:word-count="249" meta:character-count="2106" meta:non-whitespace-character-count="1516"/>
  </office:meta>
</office:document-meta>
</file>